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2.6992in" svg:y="0.0417in">
            <draw:object draw:notify-on-update-of-ranges="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49in" svg:x="2.7205in" svg:y="3.4299in">
            <draw:object draw:notify-on-update-of-ranges="Sheet1.B15:Sheet1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2.6882in" svg:y="6.7657in">
            <draw:object draw:notify-on-update-of-ranges="Sheet1.B28:Sheet1.B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reAnagrams Test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9604.6033" calcext:value-type="float">
            <text:p>109604.6033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684.1812" calcext:value-type="float">
            <text:p>186684.1812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70128.5552" calcext:value-type="float">
            <text:p>270128.5552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73619.7686" calcext:value-type="float">
            <text:p>373619.7686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5012.7663" calcext:value-type="float">
            <text:p>505012.7663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84964.30365" calcext:value-type="float">
            <text:p>684964.30365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32513.0007" calcext:value-type="float">
            <text:p>832513.0007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23880.5012" calcext:value-type="float">
            <text:p>1023880.5012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18618.60835" calcext:value-type="float">
            <text:p>1218618.60835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12669.1732" calcext:value-type="float">
            <text:p>1312669.1732</text:p>
          </table:table-cell>
          <table:table-cell table:number-columns-repeated="5"/>
          <table:table-cell table:style-name="ce1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etLargestAnagramGroup Test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11871.6504" calcext:value-type="float">
            <text:p>1711871.650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78488.7726" calcext:value-type="float">
            <text:p>3478488.7726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214827.75" calcext:value-type="float">
            <text:p>5214827.75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996753.7668" calcext:value-type="float">
            <text:p>6996753.766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263388.5832" calcext:value-type="float">
            <text:p>9263388.5832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1" office:value-type="float" office:value="11666242.6106" calcext:value-type="float">
            <text:p>1.17E+07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1" office:value-type="float" office:value="13926637.3942" calcext:value-type="float">
            <text:p>1.39E+07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1" office:value-type="float" office:value="16210258.5654" calcext:value-type="float">
            <text:p>1.62E+07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1" office:value-type="float" office:value="18616316.6746" calcext:value-type="float">
            <text:p>1.86E+07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21501839.2492" calcext:value-type="float">
            <text:p>2.15E+07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etLargestAnagramGroupMergeSort Test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28862.9608" calcext:value-type="float">
            <text:p>1728862.9608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54938.7618" calcext:value-type="float">
            <text:p>3254938.7618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58352.1176" calcext:value-type="float">
            <text:p>5058352.1176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988622.2924" calcext:value-type="float">
            <text:p>5988622.2924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822018.2616" calcext:value-type="float">
            <text:p>7822018.2616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557088.592" calcext:value-type="float">
            <text:p>9557088.592</text:p>
          </table:table-cell>
          <table:table-cell table:number-columns-repeated="6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1" office:value-type="float" office:value="10610967.7906" calcext:value-type="float">
            <text:p>1.06E+07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1" office:value-type="float" office:value="12407140.2958" calcext:value-type="float">
            <text:p>1.24E+07</text:p>
          </table:table-cell>
          <table:table-cell table:number-columns-repeated="6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1" office:value-type="float" office:value="13764167.8986" calcext:value-type="float">
            <text:p>1.38E+07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15699761.3766" calcext:value-type="float">
            <text:p>1.57E+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9:55:39.056334002</meta:creation-date>
    <dc:date>2022-09-22T20:39:31.198729389</dc:date>
    <meta:editing-duration>PT33M42S</meta:editing-duration>
    <meta:editing-cycles>2</meta:editing-cycles>
    <meta:generator>LibreOffice/7.3.6.2$Linux_X86_64 LibreOffice_project/30$Build-2</meta:generator>
    <meta:document-statistic meta:table-count="1" meta:cell-count="6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09cm" svg:y="0.316cm" chart:style-name="ch2">
          <text:p>areAnagrams Test</text:p>
        </chart:title>
        <chart:legend chart:legend-position="end" svg:x="13.993cm" svg:y="4.204cm" style:legend-expansion="high" chart:style-name="ch3"/>
        <chart:plot-area chart:style-name="ch4" table:cell-range-address="Sheet1.B2:Sheet1.B11" chart:data-source-has-labels="row" svg:x="1.33cm" svg:y="1.275cm" svg:width="12.344cm" svg:height="6.57cm">
          <chart:coordinate-region svg:x="2.877cm" svg:y="1.474cm" svg:width="10.611cm" svg:height="5.724cm"/>
          <chart:axis chart:dimension="x" chart:name="primary-x" chart:style-name="ch5">
            <chart:title svg:x="5.698cm" svg:y="8.025cm" chart:style-name="ch6">
              <text:p>Size of Words N (1000s)</text:p>
            </chart:title>
          </chart:axis>
          <chart:axis chart:dimension="y" chart:name="primary-y" chart:style-name="ch5">
            <chart:title svg:x="0.451cm" svg:y="5.292cm" chart:style-name="ch7">
              <text:p>Time (ns)</text:p>
            </chart:title>
            <chart:grid chart:style-name="ch8" chart:class="major"/>
          </chart:axis>
          <chart:series chart:style-name="ch9" chart:values-cell-range-address="Sheet1.B2:Sheet1.B11" loext:label-string="time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604.6033">
                <text:p>109604.6033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684.1812">
                <text:p>186684.1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128.5552">
                <text:p>270128.5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3619.7686">
                <text:p>373619.7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5012.7663">
                <text:p>505012.7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4964.30365">
                <text:p>684964.30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2513.0007">
                <text:p>832513.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3880.5012">
                <text:p>1023880.5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8618.60835">
                <text:p>1218618.608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2669.1732">
                <text:p>1312669.1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3.471cm" svg:y="0.316cm" chart:style-name="ch2">
          <text:p>getLargestAnagramGroup Insertion Sort Test</text:p>
        </chart:title>
        <chart:legend chart:legend-position="end" svg:x="13.994cm" svg:y="4.203cm" style:legend-expansion="high" chart:style-name="ch3"/>
        <chart:plot-area chart:style-name="ch4" table:cell-range-address="Sheet1.B15:Sheet1.B24" chart:data-source-has-labels="row" svg:x="1.33cm" svg:y="1.275cm" svg:width="12.345cm" svg:height="6.569cm">
          <chart:coordinate-region svg:x="3.063cm" svg:y="1.475cm" svg:width="10.426cm" svg:height="5.722cm"/>
          <chart:axis chart:dimension="x" chart:name="primary-x" chart:style-name="ch5">
            <chart:title svg:x="5.923cm" svg:y="8.024cm" chart:style-name="ch6">
              <text:p># of Words N (1000s)</text:p>
            </chart:title>
          </chart:axis>
          <chart:axis chart:dimension="y" chart:name="primary-y" chart:style-name="ch5">
            <chart:title svg:x="0.451cm" svg:y="5.291cm" chart:style-name="ch7">
              <text:p>Time (ns)</text:p>
            </chart:title>
            <chart:grid chart:style-name="ch8" chart:class="major"/>
          </chart:axis>
          <chart:series chart:style-name="ch9" chart:values-cell-range-address="Sheet1.B15:Sheet1.B24" loext:label-string="time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11871.6504">
                <text:p>1711871.6504</text:p>
                <draw:g>
                  <svg:desc>Sheet1.B15:Sheet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78488.7726">
                <text:p>3478488.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14827.75">
                <text:p>5214827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6753.7668">
                <text:p>6996753.7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63388.5832">
                <text:p>9263388.5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666242.6106">
                <text:p>11666242.6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926637.3942">
                <text:p>13926637.3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210258.5654">
                <text:p>16210258.5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616316.6746">
                <text:p>18616316.67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501839.2492">
                <text:p>21501839.2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709cm" svg:y="0.316cm" chart:style-name="ch2">
          <text:p>getLargestAnagramGroup Merge Sort Test</text:p>
        </chart:title>
        <chart:legend chart:legend-position="end" svg:x="13.993cm" svg:y="4.204cm" style:legend-expansion="high" chart:style-name="ch3"/>
        <chart:plot-area chart:style-name="ch4" table:cell-range-address="Sheet1.B28:Sheet1.B37" chart:data-source-has-labels="row" svg:x="1.33cm" svg:y="1.275cm" svg:width="12.344cm" svg:height="6.57cm">
          <chart:coordinate-region svg:x="3.063cm" svg:y="1.475cm" svg:width="10.424cm" svg:height="5.723cm"/>
          <chart:axis chart:dimension="x" chart:name="primary-x" chart:style-name="ch5">
            <chart:title svg:x="5.923cm" svg:y="8.025cm" chart:style-name="ch6">
              <text:p># of Words N (1000s)</text:p>
            </chart:title>
          </chart:axis>
          <chart:axis chart:dimension="y" chart:name="primary-y" chart:style-name="ch5">
            <chart:title svg:x="0.451cm" svg:y="5.292cm" chart:style-name="ch7">
              <text:p>Time (ns)</text:p>
            </chart:title>
            <chart:grid chart:style-name="ch8" chart:class="major"/>
          </chart:axis>
          <chart:series chart:style-name="ch9" chart:values-cell-range-address="Sheet1.B28:Sheet1.B37" loext:label-string="time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8862.9608">
                <text:p>1728862.9608</text:p>
                <draw:g>
                  <svg:desc>Sheet1.B28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54938.7618">
                <text:p>3254938.7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58352.1176">
                <text:p>5058352.1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88622.2924">
                <text:p>5988622.2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22018.2616">
                <text:p>7822018.2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57088.592">
                <text:p>9557088.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10967.7906">
                <text:p>10610967.7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07140.2958">
                <text:p>12407140.29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64167.8986">
                <text:p>13764167.8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99761.3766">
                <text:p>15699761.37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